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P1" style:family="paragraph" style:parent-style-name="Standard">
      <style:text-properties officeooo:rsid="000c931d" officeooo:paragraph-rsid="000c931d"/>
    </style:style>
    <style:style style:name="P2" style:family="paragraph" style:parent-style-name="Standard">
      <style:text-properties officeooo:rsid="000c931d" officeooo:paragraph-rsid="000caf9c"/>
    </style:style>
    <style:style style:name="P3" style:family="paragraph" style:parent-style-name="Standard">
      <style:text-properties officeooo:rsid="000caf9c" officeooo:paragraph-rsid="000caf9c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0caf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drew Baca</text:p>
      <text:p text:style-name="P1">February 26<text:span text:style-name="T1">th</text:span>, 2019</text:p>
      <text:p text:style-name="P1">CS473</text:p>
      <text:p text:style-name="P1">Assignment 3</text:p>
      <text:p text:style-name="P1"/>
      <text:p text:style-name="P1">1) <text:tab/>9.95 x 10^1 + 8.0 x 10^-1</text:p>
      <text:p text:style-name="P1"><text:tab/></text:p>
      <text:p text:style-name="P2"><text:tab/>First, we have to align our <text:span text:style-name="T3">exponents.</text:span> We will do so by shifting the smallest exponents number </text:p>
      <text:p text:style-name="P2"><text:tab/>to match the other <text:span text:style-name="T3">exponent</text:span>. </text:p>
      <text:p text:style-name="P1"><text:tab/></text:p>
      <text:p text:style-name="P1"><text:span text:style-name="T3"><text:tab/>9.95 x 10^1 + 0.08 x 10^1<text:tab/></text:span></text:p>
      <text:p text:style-name="P1"/>
      <text:p text:style-name="P1"><text:tab/><text:span text:style-name="T3">Next, we add the significands.</text:span></text:p>
      <text:p text:style-name="P1"/>
      <text:p text:style-name="P1"><text:span text:style-name="T3"><text:tab/>10.03 x 10^1</text:span></text:p>
      <text:p text:style-name="P1"/>
      <text:p text:style-name="P1"><text:tab/><text:span text:style-name="T3">Now we normalize and check for underflow/overflow</text:span></text:p>
      <text:p text:style-name="P1"/>
      <text:p text:style-name="P1"><text:span text:style-name="T3"><text:tab/>1.03 x 10^2</text:span></text:p>
      <text:p text:style-name="P1"/>
      <text:p text:style-name="P3">2a)<text:tab/>0x40500000</text:p>
      <text:p text:style-name="P3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15:07:08.112756329</meta:creation-date>
    <dc:date>2019-02-27T15:35:18.714234836</dc:date>
    <meta:editing-duration>PT6M50S</meta:editing-duration>
    <meta:editing-cycles>1</meta:editing-cycles>
    <meta:document-statistic meta:table-count="0" meta:image-count="0" meta:object-count="0" meta:page-count="1" meta:paragraph-count="16" meta:word-count="65" meta:character-count="352" meta:non-whitespace-character-count="286"/>
    <meta:generator>LibreOffice/6.1.3.2$Linux_X86_64 LibreOffice_project/10$Build-2</meta:generator>
  </office:meta>
</office:document-meta>
</file>